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22d7" officeooo:paragraph-rsid="000522d7"/>
    </style:style>
    <style:style style:name="P2" style:family="paragraph" style:parent-style-name="Standard">
      <style:text-properties officeooo:rsid="000522d7" officeooo:paragraph-rsid="000522d7"/>
    </style:style>
    <style:style style:name="T1" style:family="text">
      <style:text-properties officeooo:rsid="001139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3-2 – Week <text:span text:style-name="T1">5 Overview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14:55:09.500397318</meta:creation-date>
    <dc:date>2018-09-16T09:29:07.446442357</dc:date>
    <meta:editing-duration>PT1M20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4" meta:character-count="23" meta:non-whitespace-character-count="18"/>
  </office:meta>
</office:document-meta>
</file>